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6.521cm"/>
    </style:style>
    <style:style style:name="co11" style:family="table-column">
      <style:table-column-properties fo:break-before="auto" style:column-width="6.077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Aineisto">
      <style:table-properties table:display="true" style:writing-mode="lr-tb"/>
    </style:style>
    <style:style style:name="ta2" style:family="table" style:master-page-name="PageStyle_5f_Taul2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ext-properties fo:language="fi" fo:country="FI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2"/>
          <table:table-cell office:value-type="string">
            <text:p>OPISKELIJANUMER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ANNE BRAGGE </text:p>
          </table:table-cell>
          <table:table-cell table:style-name="ce7" office:value-type="float" office:value="263654">
            <text:p>263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8" office:value-type="string">
            <text:p>2007</text:p>
          </table:table-cell>
          <table:table-cell table:style-name="ce8" office:value-type="string">
            <text:p>2008</text:p>
          </table:table-cell>
          <table:table-cell table:style-name="ce8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9" office:value-type="float" office:value="64592">
            <text:p>64 592</text:p>
          </table:table-cell>
          <table:table-cell table:style-name="ce9" office:value-type="float" office:value="67219">
            <text:p>67 219</text:p>
          </table:table-cell>
          <table:table-cell table:style-name="ce9" office:value-type="float" office:value="71424">
            <text:p>71 4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9" office:value-type="float" office:value="790">
            <text:p>790</text:p>
          </table:table-cell>
          <table:table-cell table:style-name="ce9" office:value-type="float" office:value="2046">
            <text:p>2 046</text:p>
          </table:table-cell>
          <table:table-cell table:style-name="ce9" office:value-type="float" office:value="-33">
            <text:p>-3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9" office:value-type="float" office:value="18">
            <text:p>18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9" office:value-type="float" office:value="-19309">
            <text:p>-19 309</text:p>
          </table:table-cell>
          <table:table-cell table:style-name="ce9" office:value-type="float" office:value="-20647">
            <text:p>-20 647</text:p>
          </table:table-cell>
          <table:table-cell table:style-name="ce9" office:value-type="float" office:value="-20451">
            <text:p>-20 45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9" office:value-type="float" office:value="-7727">
            <text:p>-7 727</text:p>
          </table:table-cell>
          <table:table-cell table:style-name="ce9" office:value-type="float" office:value="-7484">
            <text:p>-7 484</text:p>
          </table:table-cell>
          <table:table-cell table:style-name="ce9" office:value-type="float" office:value="-7954">
            <text:p>-7 95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9" office:value-type="float" office:value="716">
            <text:p>716</text:p>
          </table:table-cell>
          <table:table-cell table:style-name="ce9" office:value-type="float" office:value="923">
            <text:p>923</text:p>
          </table:table-cell>
          <table:table-cell table:style-name="ce9" office:value-type="float" office:value="537">
            <text:p>5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9" office:value-type="float" office:value="-11184">
            <text:p>-11 184</text:p>
          </table:table-cell>
          <table:table-cell table:style-name="ce9" office:value-type="float" office:value="-11657">
            <text:p>-11 657</text:p>
          </table:table-cell>
          <table:table-cell table:style-name="ce9" office:value-type="float" office:value="-12575">
            <text:p>-12 57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9" office:value-type="float" office:value="-1835">
            <text:p>-1 835</text:p>
          </table:table-cell>
          <table:table-cell table:style-name="ce9" office:value-type="float" office:value="-1949">
            <text:p>-1 949</text:p>
          </table:table-cell>
          <table:table-cell table:style-name="ce9" office:value-type="float" office:value="-2044">
            <text:p>-2 04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9" office:value-type="float" office:value="-606">
            <text:p>-606</text:p>
          </table:table-cell>
          <table:table-cell table:style-name="ce9" office:value-type="float" office:value="-718">
            <text:p>-718</text:p>
          </table:table-cell>
          <table:table-cell table:style-name="ce9" office:value-type="float" office:value="-788">
            <text:p>-78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9" office:value-type="float" office:value="-900">
            <text:p>-900</text:p>
          </table:table-cell>
          <table:table-cell table:style-name="ce9" office:value-type="float" office:value="-918">
            <text:p>-918</text:p>
          </table:table-cell>
          <table:table-cell table:style-name="ce9" office:value-type="float" office:value="-1158">
            <text:p>-1 15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9" office:value-type="float" office:value="-15426">
            <text:p>-15 426</text:p>
          </table:table-cell>
          <table:table-cell table:style-name="ce9" office:value-type="float" office:value="-15449">
            <text:p>-15 449</text:p>
          </table:table-cell>
          <table:table-cell table:style-name="ce9" office:value-type="float" office:value="-16154">
            <text:p>-16 15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0" table:formula="of:=SUM([.C5:.C22])" office:value-type="float" office:value="9129">
            <text:p>9 129</text:p>
          </table:table-cell>
          <table:table-cell table:style-name="ce10" table:formula="of:=SUM([.D5:.D22])" office:value-type="float" office:value="11413">
            <text:p>11 413</text:p>
          </table:table-cell>
          <table:table-cell table:style-name="ce10" table:formula="of:=SUM([.E5:.E22])" office:value-type="float" office:value="10864">
            <text:p>10 86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9" office:value-type="float" office:value="-228">
            <text:p>-228</text:p>
          </table:table-cell>
          <table:table-cell table:style-name="ce9" office:value-type="float" office:value="-153">
            <text:p>-153</text:p>
          </table:table-cell>
          <table:table-cell table:style-name="ce9" office:value-type="float" office:value="-192">
            <text:p>-19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0" table:formula="of:=SUM([.C23:.C26])" office:value-type="float" office:value="8952">
            <text:p>8 952</text:p>
          </table:table-cell>
          <table:table-cell table:style-name="ce10" table:formula="of:=SUM([.D23:.D26])" office:value-type="float" office:value="11347">
            <text:p>11 347</text:p>
          </table:table-cell>
          <table:table-cell table:style-name="ce10" table:formula="of:=SUM([.E23:.E26])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0" table:formula="of:=+[.C27]+[.C28]-[.C29]" office:value-type="float" office:value="8952">
            <text:p>8 952</text:p>
          </table:table-cell>
          <table:table-cell table:style-name="ce10" table:formula="of:=+[.D27]+[.D28]-[.D29]" office:value-type="float" office:value="11347">
            <text:p>11 347</text:p>
          </table:table-cell>
          <table:table-cell table:style-name="ce10" table:formula="of:=+[.E27]+[.E28]-[.E29]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/>
          <table:table-cell office:value-type="string">
            <text:p>Tilikauden verot</text:p>
          </table:table-cell>
          <table:table-cell table:style-name="ce9" office:value-type="float" office:value="-2864">
            <text:p>-2 864</text:p>
          </table:table-cell>
          <table:table-cell table:style-name="ce9" office:value-type="float" office:value="-2857">
            <text:p>-2 857</text:p>
          </table:table-cell>
          <table:table-cell table:style-name="ce9" office:value-type="float" office:value="-2759">
            <text:p>-2 759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skennallisten verojen muutos</text:p>
          </table:table-cell>
          <table:table-cell table:style-name="ce9" office:value-type="float" office:value="-93">
            <text:p>-93</text:p>
          </table:table-cell>
          <table:table-cell table:style-name="ce9" office:value-type="float" office:value="-66">
            <text:p>-66</text:p>
          </table:table-cell>
          <table:table-cell table:style-name="ce9" office:value-type="float" office:value="-47">
            <text:p>-4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0" table:formula="of:=SUM([.C30:.C33])" office:value-type="float" office:value="5995">
            <text:p>5 995</text:p>
          </table:table-cell>
          <table:table-cell table:style-name="ce10" table:formula="of:=SUM([.D30:.D33])" office:value-type="float" office:value="8424">
            <text:p>8 424</text:p>
          </table:table-cell>
          <table:table-cell table:style-name="ce10" table:formula="of:=SUM([.E30:.E33])" office:value-type="float" office:value="7990">
            <text:p>7 99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8" office:value-type="string">
            <text:p>2007</text:p>
          </table:table-cell>
          <table:table-cell table:style-name="ce8" office:value-type="string">
            <text:p>2008</text:p>
          </table:table-cell>
          <table:table-cell table:style-name="ce8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234">
            <text:p>234</text:p>
          </table:table-cell>
          <table:table-cell table:style-name="ce9" office:value-type="float" office:value="226">
            <text:p>2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9" office:value-type="float" office:value="874">
            <text:p>874</text:p>
          </table:table-cell>
          <table:table-cell table:number-columns-repeated="2" table:style-name="ce9" office:value-type="float" office:value="911">
            <text:p>91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9" office:value-type="float" office:value="3743">
            <text:p>3 743</text:p>
          </table:table-cell>
          <table:table-cell table:style-name="ce9" office:value-type="float" office:value="3591">
            <text:p>3 591</text:p>
          </table:table-cell>
          <table:table-cell table:style-name="ce9" office:value-type="float" office:value="4583">
            <text:p>4 58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9" office:value-type="float" office:value="3636">
            <text:p>3 636</text:p>
          </table:table-cell>
          <table:table-cell table:style-name="ce9" office:value-type="float" office:value="3825">
            <text:p>3 825</text:p>
          </table:table-cell>
          <table:table-cell table:style-name="ce9" office:value-type="float" office:value="4496">
            <text:p>4 4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56">
            <text:p>356</text:p>
          </table:table-cell>
          <table:table-cell table:style-name="ce9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9" office:value-type="float" office:value="20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9" office:value-type="float" office:value="4111">
            <text:p>4 111</text:p>
          </table:table-cell>
          <table:table-cell table:style-name="ce9" office:value-type="float" office:value="5015">
            <text:p>5 015</text:p>
          </table:table-cell>
          <table:table-cell table:style-name="ce9" office:value-type="float" office:value="5293">
            <text:p>5 29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9" office:value-type="float" office:value="172">
            <text:p>172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182">
            <text:p>18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9" office:value-type="float" office:value="8455">
            <text:p>8 455</text:p>
          </table:table-cell>
          <table:table-cell table:style-name="ce9" office:value-type="float" office:value="10266">
            <text:p>10 266</text:p>
          </table:table-cell>
          <table:table-cell table:style-name="ce9" office:value-type="float" office:value="10392">
            <text:p>10 39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437">
            <text:p>4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9" office:value-type="float" office:value="2914">
            <text:p>2 914</text:p>
          </table:table-cell>
          <table:table-cell table:style-name="ce9" office:value-type="float" office:value="3302">
            <text:p>3 302</text:p>
          </table:table-cell>
          <table:table-cell table:style-name="ce9" office:value-type="float" office:value="4635">
            <text:p>4 63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38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9" office:value-type="float" office:value="612">
            <text:p>612</text:p>
          </table:table-cell>
          <table:table-cell table:style-name="ce9" office:value-type="float" office:value="769">
            <text:p>769</text:p>
          </table:table-cell>
          <table:table-cell table:style-name="ce9" office:value-type="float" office:value="1044">
            <text:p>1 0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9" office:value-type="float" office:value="7646">
            <text:p>7 646</text:p>
          </table:table-cell>
          <table:table-cell table:style-name="ce9" office:value-type="float" office:value="7515">
            <text:p>7 515</text:p>
          </table:table-cell>
          <table:table-cell table:style-name="ce9" office:value-type="float" office:value="5789">
            <text:p>5 78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0" table:formula="of:=SUM([.C41:.C71])" office:value-type="float" office:value="32735">
            <text:p>32 735</text:p>
          </table:table-cell>
          <table:table-cell table:style-name="ce10" table:formula="of:=SUM([.D41:.D71])" office:value-type="float" office:value="36302">
            <text:p>36 302</text:p>
          </table:table-cell>
          <table:table-cell table:style-name="ce10" table:formula="of:=SUM([.E41:.E71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9" office:value-type="float" office:value="8040">
            <text:p>8 0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3" table:style-name="ce9" office:value-type="float" office:value="0">
            <text:p>0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9" office:value-type="float" office:value="5698">
            <text:p>5 698</text:p>
          </table:table-cell>
          <table:table-cell table:style-name="ce9" office:value-type="float" office:value="7673">
            <text:p>7 673</text:p>
          </table:table-cell>
          <table:table-cell table:style-name="ce9" office:value-type="float" office:value="10871">
            <text:p>10 871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9" office:value-type="float" office:value="5995">
            <text:p>5 995</text:p>
          </table:table-cell>
          <table:table-cell table:style-name="ce9" office:value-type="float" office:value="8424">
            <text:p>8 424</text:p>
          </table:table-cell>
          <table:table-cell table:style-name="ce9" office:value-type="float" office:value="7990">
            <text:p>7 99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9" office:value-type="float" office:value="1428">
            <text:p>1 428</text:p>
          </table:table-cell>
          <table:table-cell table:style-name="ce9" office:value-type="float" office:value="857">
            <text:p>857</text:p>
          </table:table-cell>
          <table:table-cell table:style-name="ce9" office:value-type="float" office:value="286">
            <text:p>28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9" office:value-type="float" office:value="1400">
            <text:p>1 400</text:p>
          </table:table-cell>
          <table:table-cell table:style-name="ce9" office:value-type="float" office:value="925">
            <text:p>925</text:p>
          </table:table-cell>
          <table:table-cell table:style-name="ce9" office:value-type="float" office:value="555">
            <text:p>5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9" office:value-type="float" office:value="501">
            <text:p>501</text:p>
          </table:table-cell>
          <table:table-cell table:style-name="ce9" office:value-type="float" office:value="567">
            <text:p>567</text:p>
          </table:table-cell>
          <table:table-cell table:style-name="ce9" office:value-type="float" office:value="614">
            <text:p>61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9" office:value-type="float" office:value="571">
            <text:p>57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9" office:value-type="float" office:value="647">
            <text:p>647</text:p>
          </table:table-cell>
          <table:table-cell table:number-columns-repeated="2" table:style-name="ce9" office:value-type="float" office:value="370">
            <text:p>3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9" office:value-type="float" office:value="2186">
            <text:p>2 186</text:p>
          </table:table-cell>
          <table:table-cell table:style-name="ce9" office:value-type="float" office:value="2342">
            <text:p>2 342</text:p>
          </table:table-cell>
          <table:table-cell table:style-name="ce9" office:value-type="float" office:value="2870">
            <text:p>2 8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9" office:value-type="float" office:value="752">
            <text:p>752</text:p>
          </table:table-cell>
          <table:table-cell table:style-name="ce9" office:value-type="float" office:value="955">
            <text:p>955</text:p>
          </table:table-cell>
          <table:table-cell table:style-name="ce9"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9" office:value-type="float" office:value="2208">
            <text:p>2 208</text:p>
          </table:table-cell>
          <table:table-cell table:style-name="ce9" office:value-type="float" office:value="2464">
            <text:p>2 464</text:p>
          </table:table-cell>
          <table:table-cell table:style-name="ce9" office:value-type="float" office:value="2245">
            <text:p>2 2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9" office:value-type="float" office:value="3195">
            <text:p>3 195</text:p>
          </table:table-cell>
          <table:table-cell table:style-name="ce9" office:value-type="float" office:value="3054">
            <text:p>3 054</text:p>
          </table:table-cell>
          <table:table-cell table:style-name="ce9" office:value-type="float" office:value="2898">
            <text:p>2 89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0" table:formula="of:=SUM([.C76:.C100])" office:value-type="float" office:value="32735">
            <text:p>32 735</text:p>
          </table:table-cell>
          <table:table-cell table:style-name="ce10" table:formula="of:=SUM([.D76:.D100])" office:value-type="float" office:value="36302">
            <text:p>36 302</text:p>
          </table:table-cell>
          <table:table-cell table:style-name="ce10" table:formula="of:=SUM([.E76:.E100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Liikevoitto (-tappio)</text:p>
          </table:table-cell>
          <table:table-cell table:style-name="ce11" table:formula="of:=[.E23]" office:value-type="float" office:value="10864">
            <text:p>1086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 poistot</text:p>
          </table:table-cell>
          <table:table-cell table:style-name="ce11" table:formula="of:=[.E19]*-1" office:value-type="float" office:value="1158">
            <text:p>1158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/+ käyttöpääoman lisäys/vähennys</text:p>
          </table:table-cell>
          <table:table-cell table:style-name="ce11" table:formula="of:=[apulaskelmia.E31]*-1" office:value-type="float" office:value="-1511">
            <text:p>-1511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/+ lyhytaikaisten saamisten lisäys/vähennys</text:p>
          </table:table-cell>
          <table:table-cell table:style-name="ce11" table:formula="of:=([.E67]+[.E66])*-1" office:value-type="float" office:value="-1082">
            <text:p>-108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/- lyhytaikaisten korottomien velkojen lisäys/vähennys</text:p>
          </table:table-cell>
          <table:table-cell table:style-name="ce11" table:formula="of:=[.E99]-[.D99]+[.E100]-[.D100]" office:value-type="float" office:value="-375">
            <text:p>-375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 rahoitustuotot</text:p>
          </table:table-cell>
          <table:table-cell table:style-name="ce11" table:formula="of:=[.E25]" office:value-type="float" office:value="124">
            <text:p>1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 rahoituskulut</text:p>
          </table:table-cell>
          <table:table-cell table:style-name="ce11" table:formula="of:=[.E26]" office:value-type="float" office:value="-192">
            <text:p>-19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 maksetut verot</text:p>
          </table:table-cell>
          <table:table-cell table:style-name="ce11" table:formula="of:=[.E32]" office:value-type="float" office:value="-2759">
            <text:p>-2759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+/ - pakollisten varausten lisäys/vähennys</text:p>
          </table:table-cell>
          <table:table-cell table:formula="of:=[.E88]-[.D88]" office:value-type="float" office:value="-370">
            <text:p>-3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satunnaiset tuotot / kulut</text:p>
          </table:table-cell>
          <table:table-cell table:formula="of:=0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iketoiminnan rahavirta</text:p>
          </table:table-cell>
          <table:table-cell table:style-name="ce4" table:formula="of:=SUM([.C103:.C112])" office:value-type="float" office:value="5857">
            <text:p>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venstoinnit aineellisiin ja aineettomiin hyödykkeisiin</text:p>
          </table:table-cell>
          <table:table-cell table:formula="of:=([.E46]-[.D46]+[.E47]-[.D47]+[.E49])*-1" office:value-type="float" office:value="-1665">
            <text:p>-16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 investoinnit sijoituksiin ja pitkäaikaisiin saamisii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nvestointien rahavirta</text:p>
          </table:table-cell>
          <table:table-cell table:style-name="ce4" table:formula="of:=[.C115]+[.C116]" office:value-type="float" office:value="-1665">
            <text:p>-16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muu oman pääoman lisäys/vähenny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pitkäaikaisten velkojen lisäys/vähennys</text:p>
          </table:table-cell>
          <table:table-cell table:formula="of:=[.E87]-[.D87]+[.E89]-[.D89]" office:value-type="float" office:value="-631">
            <text:p>-6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lyhytaikaisten korollisten velkojen lisäys/vähennys</text:p>
          </table:table-cell>
          <table:table-cell table:formula="of:=[.E97]-[.D97]" office:value-type="float" office:value="-95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- maksetut osingot ja muu voitonjako</text:p>
          </table:table-cell>
          <table:table-cell table:formula="of:=[apulaskelmia.F35]*-1" office:value-type="float" office:value="-5226">
            <text:p>-5226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Rahoituksen rahavirta</text:p>
          </table:table-cell>
          <table:table-cell table:style-name="ce4" table:formula="of:=SUM([.C119:.C123])" office:value-type="float" office:value="-5952">
            <text:p>-5952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liiketoiminnan rahavirta</text:p>
          </table:table-cell>
          <table:table-cell table:style-name="ce4" table:formula="of:=[.C113]" office:value-type="float" office:value="5857">
            <text:p>5857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+ Investointien rahavirta</text:p>
          </table:table-cell>
          <table:table-cell table:style-name="ce4" table:formula="of:=[.C117]" office:value-type="float" office:value="-1665">
            <text:p>-166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+ rahoituksen rahavirta</text:p>
          </table:table-cell>
          <table:table-cell table:style-name="ce4" table:formula="of:=[.C124]" office:value-type="float" office:value="-5952">
            <text:p>-5952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.= likvidien varojen lisäys/vähennys</text:p>
          </table:table-cell>
          <table:table-cell table:style-name="ce4" table:formula="of:=[.C126]+[.C127]+[.C128]" office:value-type="float" office:value="-1760">
            <text:p>-17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25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ulaskelmia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number-columns-repeated="1019" table:default-cell-style-name="Excel_20_Built-in_20_Normal"/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2" office:value-type="string">
            <text:p>Apulaskelmia</text:p>
          </table:table-cell>
          <table:table-cell table:style-name="Default" table:number-columns-repeated="3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/>
          <table:table-cell table:style-name="ce1" office:value-type="string">
            <text:p>tarkistus</text:p>
          </table:table-cell>
          <table:table-cell table:style-name="ce1"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/>
          <table:table-cell table:style-name="ce1" office:value-type="string">
            <text:p>rahavarat tilikauden alussa</text:p>
          </table:table-cell>
          <table:table-cell table:style-name="ce1"/>
          <table:table-cell table:style-name="ce1" table:formula="of:=[Aineisto.D71]" office:value-type="float" office:value="7515">
            <text:p>7515</text:p>
          </table:table-cell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/>
          <table:table-cell table:style-name="ce1" office:value-type="string">
            <text:p>rahavarat tilikauden lopussa</text:p>
          </table:table-cell>
          <table:table-cell table:style-name="ce1"/>
          <table:table-cell table:style-name="ce1" table:formula="of:=[Aineisto.E71]" office:value-type="float" office:value="5789">
            <text:p>5789</text:p>
          </table:table-cell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ce1" office:value-type="string">
            <text:p>muutos</text:p>
          </table:table-cell>
          <table:table-cell table:style-name="ce1" table:formula="of:=[.E19]-[.E18]" office:value-type="float" office:value="-1726">
            <text:p>-1726</text:p>
          </table:table-cell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 table:number-columns-repeated="4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Default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float" office:value="2009">
            <text:p>2009</text:p>
          </table:table-cell>
          <table:table-cell table:style-name="ce1" office:value-type="float" office:value="2008">
            <text:p>2008</text:p>
          </table:table-cell>
          <table:table-cell table:style-name="Default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Vaihto-omaisuus</text:p>
          </table:table-cell>
          <table:table-cell table:style-name="ce1" table:formula="of:=[Aineisto.E55]+[Aineisto.E56]+[Aineisto.E57]+[Aineisto.E58]+[Aineisto.E59]" office:value-type="float" office:value="16304">
            <text:p>16304</text:p>
          </table:table-cell>
          <table:table-cell table:style-name="ce1" table:formula="of:=[Aineisto.D55]+[Aineisto.D56]+[Aineisto.D57]+[Aineisto.D58]+[Aineisto.D59]" office:value-type="float" office:value="15598">
            <text:p>15598</text:p>
          </table:table-cell>
          <table:table-cell table:style-name="Default"/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+ myyntisaamiset</text:p>
          </table:table-cell>
          <table:table-cell table:style-name="ce1" table:formula="of:=[Aineisto.E65]" office:value-type="float" office:value="4635">
            <text:p>4635</text:p>
          </table:table-cell>
          <table:table-cell table:style-name="ce1" table:formula="of:=[Aineisto.D65]" office:value-type="float" office:value="3302">
            <text:p>3302</text:p>
          </table:table-cell>
          <table:table-cell table:style-name="ce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+ sisäiset myyntisaamise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+ osatuloutuksen saamise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- ostovelat</text:p>
          </table:table-cell>
          <table:table-cell table:style-name="ce1" table:formula="of:=[Aineisto.E96]" office:value-type="float" office:value="2870">
            <text:p>2870</text:p>
          </table:table-cell>
          <table:table-cell table:style-name="ce1" table:formula="of:=[Aineisto.D96]" office:value-type="float" office:value="2342">
            <text:p>2342</text:p>
          </table:table-cell>
          <table:table-cell table:style-name="ce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- sisäiset ostovela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- saadut ennako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lisäys</text:p>
          </table:table-cell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.= käyttöpääoma</text:p>
          </table:table-cell>
          <table:table-cell table:style-name="ce1" table:formula="of:=[.C24]+[.C25]+[.C26]+[.C27]-[.C28]-[.C29]-[.C30]" office:value-type="float" office:value="18069">
            <text:p>18069</text:p>
          </table:table-cell>
          <table:table-cell table:style-name="ce1" table:formula="of:=[.D24]+[.D25]+[.D26]+[.D27]-[.D28]-[.D29]-[.D30]" office:value-type="float" office:value="16558">
            <text:p>16558</text:p>
          </table:table-cell>
          <table:table-cell table:style-name="ce1" table:formula="of:=[.C31]-[.D31]" office:value-type="float" office:value="1511">
            <text:p>1511</text:p>
          </table:table-cell>
          <table:table-cell table:style-name="ce1"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ce1"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edellisten tilikausien voittovarojen muutos</text:p>
          </table:table-cell>
          <table:table-cell table:style-name="ce1" table:number-columns-repeated="3"/>
          <table:table-cell table:style-name="ce1" table:formula="of:=[Aineisto.E81]-[Aineisto.D81]" office:value-type="float" office:value="3198">
            <text:p>3198</text:p>
          </table:table-cell>
          <table:table-cell table:style-name="ce1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 office:value-type="string">
            <text:p>osingonjako ja muu voitonjako</text:p>
          </table:table-cell>
          <table:table-cell table:style-name="ce1" table:number-columns-repeated="3"/>
          <table:table-cell table:style-name="ce1" table:formula="of:=[Aineisto.D82]-[.F34]" office:value-type="float" office:value="5226">
            <text:p>5226</text:p>
          </table:table-cell>
          <table:table-cell table:style-name="ce1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14.04.2014</text:date>, <text:time>20:49:3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20:49:37.80</dc:date>
    <dc:creator>Janne </dc:creator>
    <meta:generator>OpenOffice/4.0.1$Win32 OpenOffice.org_project/401m5$Build-9714</meta:generator>
    <meta:editing-duration>P1DT11H12M23S</meta:editing-duration>
    <meta:editing-cycles>9</meta:editing-cycles>
    <meta:document-statistic meta:table-count="2" meta:cell-count="392" meta:object-count="0"/>
  </office:meta>
</office:document-meta>
</file>